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69" style:family="table">
      <style:table-properties style:width="15.639cm" fo:margin-left="-0.199cm" table:align="left" style:writing-mode="lr-tb"/>
    </style:style>
    <style:style style:name="Tablo69.A" style:family="table-column">
      <style:table-column-properties style:column-width="15.639cm"/>
    </style:style>
    <style:style style:name="Tablo69.1" style:family="table-row">
      <style:table-row-properties fo:keep-together="auto"/>
    </style:style>
    <style:style style:name="Tablo6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0ca82f"/>
    </style:style>
    <style:style style:name="P2" style:family="paragraph" style:parent-style-name="Standard">
      <style:paragraph-properties fo:line-height="150%"/>
      <style:text-properties fo:color="#ff0000" fo:font-size="14pt" fo:language="tr" fo:country="TR" fo:font-weight="bold" officeooo:paragraph-rsid="000ca82f" style:font-size-asian="14pt" style:font-weight-asian="bold" style:font-size-complex="14pt"/>
    </style:style>
    <style:style style:name="P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fo:language="tr" fo:country="TR" officeooo:paragraph-rsid="000ca82f" style:font-size-asian="14pt" style:font-name-complex="Arial" style:font-size-complex="14pt"/>
    </style:style>
    <style:style style:name="P4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fo:language="tr" fo:country="TR" officeooo:paragraph-rsid="000ca82f" style:font-name-asian="Arial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ca82f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0ca82f"/>
    </style:style>
    <style:style style:name="T1" style:family="text">
      <style:text-properties style:font-name="Arial" fo:font-size="14pt" fo:language="tr" fo:country="TR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language="tr" fo:country="TR" style:font-size-asian="14pt" style:font-name-complex="Arial" style:font-size-complex="14pt"/>
    </style:style>
    <style:style style:name="T3" style:family="text">
      <style:text-properties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STL ile kullanım</text:p>
      <text:p text:style-name="P3">jstl library’si eklenmeli</text:p>
      <text:p text:style-name="P5"><text:span text:style-name="T1">govdeli1.tag</text:span></text:p>
      <table:table table:name="Tablo69" table:style-name="Tablo69">
        <table:table-column table:style-name="Tablo69.A"/>
        <table:table-row table:style-name="Tablo69.1">
          <table:table-cell table:style-name="Tablo69.A1" office:value-type="string">
            <text:p text:style-name="P6"><text:span text:style-name="T2">&lt;</text:span><text:a xlink:type="simple" xlink:href="mailto:%25@taglib%20uri%3D%5C">%@taglib uri="http://java.sun.com/jsp/jstl/core" prefix="c"%</text:a><text:span text:style-name="T2">&gt;</text:span></text:p>
            <text:p text:style-name="P4">…</text:p>
            <text:p text:style-name="P3">&lt;%@attribute name="sayi"%&gt;</text:p>
            <text:p text:style-name="P3"/>
            <text:p text:style-name="P3">&lt;jsp:doBody var="body" scope="page"/&gt;</text:p>
            <text:p text:style-name="P3"/>
            <text:p text:style-name="P3">&lt;c:forEach begin="1" end="${sayi}" step="1"&gt;</text:p>
            <text:p text:style-name="P3"><text:span text:style-name="T3"><text:s text:c="4"/></text:span>${body}</text:p>
            <text:p text:style-name="P3">&lt;/c:forEach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41:50.469170759</meta:creation-date>
    <dc:date>2014-04-14T20:42:08.812990449</dc:date>
    <dc:creator>sertac </dc:creator>
    <meta:editing-duration>P0D</meta:editing-duration>
    <meta:editing-cycles>1</meta:editing-cycles>
    <meta:document-statistic meta:table-count="1" meta:image-count="0" meta:object-count="0" meta:page-count="1" meta:paragraph-count="10" meta:word-count="22" meta:character-count="247" meta:non-whitespace-character-count="231"/>
    <meta:generator>LibreOffice/4.1.2.3$Linux_X86_64 LibreOffice_project/410m0$Build-3</meta:generator>
  </office:meta>
</office:document-meta>
</file>